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officeooo:paragraph-rsid="00034ebd"/>
    </style:style>
    <style:style style:name="P3" style:family="paragraph" style:parent-style-name="Text_20_body">
      <style:text-properties officeooo:rsid="000a7e3a" officeooo:paragraph-rsid="000a7e3a"/>
    </style:style>
    <style:style style:name="P4" style:family="paragraph" style:parent-style-name="Title">
      <style:text-properties officeooo:rsid="00034ebd" officeooo:paragraph-rsid="00034ebd"/>
    </style:style>
    <style:style style:name="P5" style:family="paragraph" style:parent-style-name="Text_20_body">
      <style:text-properties officeooo:paragraph-rsid="00034ebd"/>
    </style:style>
    <style:style style:name="P6" style:family="paragraph" style:parent-style-name="Text_20_body">
      <style:paragraph-properties fo:text-align="start" style:justify-single-word="false"/>
      <style:text-properties fo:font-style="italic" officeooo:rsid="0010006d" officeooo:paragraph-rsid="0012195c" style:font-style-asian="italic" style:font-style-complex="italic"/>
    </style:style>
    <style:style style:name="P7" style:family="paragraph" style:parent-style-name="Text_20_body">
      <style:paragraph-properties fo:text-align="start" style:justify-single-word="false"/>
      <style:text-properties fo:font-style="italic" officeooo:rsid="00135cee" officeooo:paragraph-rsid="00135cee" style:font-style-asian="italic" style:font-style-complex="italic"/>
    </style:style>
    <style:style style:name="P8" style:family="paragraph" style:parent-style-name="Text_20_body">
      <style:paragraph-properties fo:text-align="start" style:justify-single-word="false"/>
      <style:text-properties fo:font-style="italic" officeooo:rsid="0014b293" officeooo:paragraph-rsid="0014b293" style:font-style-asian="italic" style:font-style-complex="italic"/>
    </style:style>
    <style:style style:name="P9" style:family="paragraph" style:parent-style-name="Text_20_body">
      <style:paragraph-properties fo:text-align="start" style:justify-single-word="false"/>
      <style:text-properties fo:font-style="italic" officeooo:rsid="0014e810" officeooo:paragraph-rsid="0014e810" style:font-style-asian="italic" style:font-style-complex="italic"/>
    </style:style>
    <style:style style:name="P10" style:family="paragraph" style:parent-style-name="Text_20_body">
      <style:text-properties officeooo:rsid="000b2b82" officeooo:paragraph-rsid="000b2b82"/>
    </style:style>
    <style:style style:name="P11" style:family="paragraph" style:parent-style-name="Text_20_body">
      <style:paragraph-properties fo:text-align="start" style:justify-single-word="false"/>
      <style:text-properties fo:font-style="normal" officeooo:rsid="0012195c" officeooo:paragraph-rsid="0012195c" style:font-style-asian="normal" style:font-style-complex="normal"/>
    </style:style>
    <style:style style:name="P12" style:family="paragraph" style:parent-style-name="Text_20_body">
      <style:text-properties officeooo:rsid="0007d173" officeooo:paragraph-rsid="0007d173"/>
    </style:style>
    <style:style style:name="P13" style:family="paragraph" style:parent-style-name="Text_20_body">
      <style:text-properties officeooo:rsid="0014e810" officeooo:paragraph-rsid="0014e810"/>
    </style:style>
    <style:style style:name="P14" style:family="paragraph" style:parent-style-name="Heading_20_1">
      <style:paragraph-properties fo:text-align="center" style:justify-single-word="false"/>
      <style:text-properties officeooo:rsid="00034ebd" officeooo:paragraph-rsid="00034ebd"/>
    </style:style>
    <style:style style:name="P15" style:family="paragraph" style:parent-style-name="Heading_20_1">
      <style:paragraph-properties fo:text-align="center" style:justify-single-word="false"/>
    </style:style>
    <style:style style:name="P16" style:family="paragraph" style:parent-style-name="Heading_20_3">
      <style:text-properties officeooo:rsid="0010006d" officeooo:paragraph-rsid="0010006d"/>
    </style:style>
    <style:style style:name="T1" style:family="text">
      <style:text-properties officeooo:rsid="000591bc"/>
    </style:style>
    <style:style style:name="T2" style:family="text">
      <style:text-properties officeooo:rsid="0010006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02831" style:font-style-asian="normal" style:font-style-complex="normal"/>
    </style:style>
    <style:style style:name="T5" style:family="text">
      <style:text-properties fo:font-style="normal" officeooo:rsid="001049bd" style:font-style-asian="normal" style:font-style-complex="normal"/>
    </style:style>
    <style:style style:name="T6" style:family="text">
      <style:text-properties fo:font-style="normal" officeooo:rsid="0012195c" style:font-style-asian="normal" style:font-style-complex="normal"/>
    </style:style>
    <style:style style:name="T7" style:family="text">
      <style:text-properties fo:font-style="normal" officeooo:rsid="00135cee" style:font-style-asian="normal" style:font-style-complex="normal"/>
    </style:style>
    <style:style style:name="T8" style:family="text">
      <style:text-properties fo:font-style="normal" officeooo:rsid="0014b293" style:font-style-asian="normal" style:font-style-complex="normal"/>
    </style:style>
    <style:style style:name="T9" style:family="text">
      <style:text-properties officeooo:rsid="00102831"/>
    </style:style>
    <style:style style:name="T10" style:family="text">
      <style:text-properties officeooo:rsid="00135cee"/>
    </style:style>
    <style:style style:name="T11" style:family="text">
      <style:text-properties officeooo:rsid="0014e810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ython for Tool Developers</text:p>
      <text:h text:style-name="P14" text:outline-level="1">Lab <text:span text:style-name="T2">2</text:span></text:h>
      <text:h text:style-name="P15" text:outline-level="1">11/11/2016</text:h>
      <text:p text:style-name="P1"/>
      <text:h text:style-name="P16" text:outline-level="3">Lab 2. <text:s/>Advanced concepts in Python</text:h>
      <text:p text:style-name="P2"><text:s text:c="7"/></text:p>
      <text:p text:style-name="P6">Benford's Law, <text:span text:style-name="T4">also known as the </text:span><text:span text:style-name="T9">first digit law</text:span><text:span text:style-name="T4"> </text:span><text:s/><text:span text:style-name="T3">is </text:span><text:span text:style-name="T4">an empirical observation that </text:span><text:span text:style-name="T5">the frequency distribution of digits in naturally occuring sets of numbers isn't uniform. <text:s/>The law states that approximately 30 percent of the numbers in the set will have a '1' </text:span><text:span text:style-name="T6">as their first number. <text:s/>The number '9' only appears about 5 per cent of the time as the most significant digit. <text:s/>One of the applications that uses this law is the detecting of money laundering. <text:s text:c="2"/></text:span></text:p>
      <text:p text:style-name="P8"><text:span text:style-name="T6">O</text:span><text:span text:style-name="T3">ne technique used by money launderers is to conduct transactions of less then 10000.00 (in currency amounts, i.e. USD, GBP or Euro). <text:s/>Therefore, if we see that we have a list of transactions that doesn't fit the expected output from Benford's Law, then we can raise an alert. </text:span></text:p>
      <text:p text:style-name="P11">The formula for calculating the expected results of complying with Benford's Law is as follows:</text:p>
      <text:p text:style-name="P11"><draw:frame draw:style-name="fr1" draw:name="Object1" text:anchor-type="as-char" svg:y="-0.619cm" svg:width="2.487cm" svg:height="0.998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6"><text:span text:style-name="T4"><text:s/></text:span><text:span text:style-name="T7">Where </text:span><text:span text:style-name="T10">N</text:span><text:span text:style-name="T7"> is the number of elements in the data set and </text:span><text:span text:style-name="T10">d</text:span><text:span text:style-name="T7"> is set of digits (i.e. one through ten). </text:span></text:p>
      <text:p text:style-name="P7"><text:span text:style-name="T3">How will we know if the observed data set fits the expected data set? </text:span><text:span text:style-name="T8">Or to put it another way, are the transaction amounts suspicious enough to raise an alert for possible laundering of money?</text:span><text:span text:style-name="T3"> </text:span></text:p>
      <text:p text:style-name="P8"><text:span text:style-name="T3">We can apply a test called the</text:span><text:span text:style-name="T7"> </text:span><text:span text:style-name="T10">Pearson Chi Square</text:span><text:span text:style-name="T7"> </text:span><text:span text:style-name="T3">test. <text:s/>The formula for this is test is</text:span></text:p>
      <text:p text:style-name="P8"><text:span text:style-name="T3"><draw:frame draw:style-name="fr1" draw:name="Object2" text:anchor-type="as-char" svg:y="-0.744cm" svg:width="3.505cm" svg:height="1.187cm" draw:z-index="0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9"><text:span text:style-name="T3">We can then look this chi squared value up in a table and see if the result is greater than or less than the expected result. <text:s/>If the result is greater than the value in the chart, then we can raise an alert. </text:span></text:p>
      <text:p text:style-name="P2"><text:s text:c="6"/><text:span text:style-name="T1">Exercise 1. <text:s/>You will be given two data sets, trans1.csv and trans2.csv</text:span></text:p>
      <text:p text:style-name="P12">1. <text:s/><text:span text:style-name="T11">Calculate the expected distribution values for each data set.</text:span></text:p>
      <text:p text:style-name="P13">2. <text:s/>Calculate the actual distribution. <text:s/>(Hint, use the counter module from the Python collections library).</text:p>
      <text:p text:style-name="P13">3. <text:s/>Calculate the chi square value.</text:p>
      <text:p text:style-name="P13"/>
      <text:p text:style-name="P13"/>
      <text:p text:style-name="P13"><text:soft-page-break/></text:p>
      <text:p text:style-name="P13">4. <text:s/>Print out the following:</text:p>
      <text:p text:style-name="P13">The expected distribution</text:p>
      <text:p text:style-name="P13">The observed distribution</text:p>
      <text:p text:style-name="P13">The chi square value. </text:p>
      <text:p text:style-name="P3"/>
      <text:p text:style-name="P10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font-size="12pt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2:44:02.334966856</meta:creation-date>
    <meta:editing-duration>PT1H34M31S</meta:editing-duration>
    <meta:editing-cycles>8</meta:editing-cycles>
    <meta:generator>LibreOffice/4.2.8.2$Linux_X86_64 LibreOffice_project/420m0$Build-2</meta:generator>
    <dc:date>2016-11-13T18:14:21.548100434</dc:date>
    <meta:document-statistic meta:table-count="0" meta:image-count="0" meta:object-count="2" meta:page-count="2" meta:paragraph-count="22" meta:word-count="330" meta:character-count="1885" meta:non-whitespace-character-count="1538"/>
  </office:meta>
</office:document-meta>
</file>

<file path=Object 1/content.xml><?xml version="1.0" encoding="utf-8"?>
<math xmlns="http://www.w3.org/1998/Math/MathML" display="block">
  <semantics>
    <mrow>
      <msub>
        <mi mathvariant="italic">Nlog</mi>
        <mn>10</mn>
      </msub>
      <mrow>
        <mo fence="true" stretchy="false">(</mo>
        <mrow>
          <mrow>
            <mn>1</mn>
            <mo stretchy="false">+</mo>
            <mfrac>
              <mn>1</mn>
              <mi>d</mi>
            </mfrac>
          </mrow>
        </mrow>
        <mo fence="true" stretchy="false">)</mo>
      </mrow>
    </mrow>
    <annotation encoding="StarMath 5.0">Nlog_10( 1+ 1 over d )
</annotation>
  </semantics>
</math>
</file>

<file path=Object 2/content.xml><?xml version="1.0" encoding="utf-8"?>
<math xmlns="http://www.w3.org/1998/Math/MathML" display="block">
  <semantics>
    <mrow>
      <msup>
        <mi>X</mi>
        <mn>2</mn>
      </msup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stretchy="false">(</mo>
          <mrow>
            <mfrac>
              <msup>
                <mrow>
                  <mo fence="true" stretchy="false">(</mo>
                  <mrow>
                    <mrow>
                      <msub>
                        <mi>O</mi>
                        <mi>i</mi>
                      </msub>
                      <mo stretchy="false">−</mo>
                      <msub>
                        <mi>E</mi>
                        <mi>i</mi>
                      </msub>
                    </mrow>
                  </mrow>
                  <mo fence="true" stretchy="false">)</mo>
                </mrow>
                <mn>2</mn>
              </msup>
              <msub>
                <mi>E</mi>
                <mi>i</mi>
              </msub>
            </mfrac>
          </mrow>
          <mo fence="true" stretchy="false">)</mo>
        </mrow>
      </mrow>
    </mrow>
    <annotation encoding="StarMath 5.0"> X^2 = SUM from i = 1 to n (( O_i - E_i ) ^ 2 over E_i)</annotation>
  </semantics>
</math>
</file>